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19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0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0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0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0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0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2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0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0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1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0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8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9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8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9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1003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<text:span text:style-name="T1">Theta Bresenham</text:span>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.073</text:p>
          </table:table-cell>
          <table:table-cell table:style-name="ce6" office:value-type="float" office:value="38583">
            <text:p>38583.000</text:p>
          </table:table-cell>
          <table:table-cell table:style-name="ce6" office:value-type="float" office:value="1115.30566">
            <text:p>1115.306</text:p>
          </table:table-cell>
          <table:table-cell table:style-name="ce13" office:value-type="float" office:value="873">
            <text:p>873.000</text:p>
          </table:table-cell>
          <table:table-cell/>
          <table:table-cell table:style-name="ce3" table:formula="of:=[.F4]/[.F4]" office:value-type="float" office:value="1">
            <text:p>1.000</text:p>
          </table:table-cell>
          <table:table-cell table:style-name="ce6" table:formula="of:=[.G4]/[.G4]" office:value-type="float" office:value="1">
            <text:p>1.000</text:p>
          </table:table-cell>
          <table:table-cell table:style-name="ce6" table:formula="of:=[.H4]/[.H4]" office:value-type="float" office:value="1">
            <text:p>1.000</text:p>
          </table:table-cell>
          <table:table-cell table:style-name="ce13" table:formula="of:=[.I4]/[.I4]" office:value-type="float" office:value="1">
            <text:p>1.000</text:p>
          </table:table-cell>
          <table:table-cell table:number-columns-repeated="1010"/>
        </table:table-row>
        <table:table-row table:style-name="ro2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.788</text:p>
          </table:table-cell>
          <table:table-cell office:value-type="float" office:value="37614">
            <text:p>37614.000</text:p>
          </table:table-cell>
          <table:table-cell office:value-type="float" office:value="1070.53662">
            <text:p>1070.537</text:p>
          </table:table-cell>
          <table:table-cell table:style-name="ce14" office:value-type="float" office:value="52">
            <text:p>52.000</text:p>
          </table:table-cell>
          <table:table-cell/>
          <table:table-cell table:style-name="ce4" table:formula="of:=[.F5]/[.F4]" office:value-type="float" office:value="24.493">
            <text:p>24.493</text:p>
          </table:table-cell>
          <table:table-cell table:formula="of:=[.G5]/[.G4]" office:value-type="float" office:value="0.975">
            <text:p>0.975</text:p>
          </table:table-cell>
          <table:table-cell table:formula="of:=[.H5]/[.H4]" office:value-type="float" office:value="0.96">
            <text:p>0.960</text:p>
          </table:table-cell>
          <table:table-cell table:style-name="ce14" table:formula="of:=[.I5]/[.I4]" office:value-type="float" office:value="0.06">
            <text:p>0.060</text:p>
          </table:table-cell>
          <table:table-cell table:number-columns-repeated="6"/>
          <table:table-cell office:value-type="float" office:value="0.02">
            <text:p>0.020</text:p>
          </table:table-cell>
          <table:table-cell office:value-type="float" office:value="37588">
            <text:p>37588.000</text:p>
          </table:table-cell>
          <table:table-cell office:value-type="float" office:value="1070.06836">
            <text:p>1070.068</text:p>
          </table:table-cell>
          <table:table-cell office:value-type="float" office:value="54">
            <text:p>54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.217</text:p>
          </table:table-cell>
          <table:table-cell office:value-type="float" office:value="109401">
            <text:p>109401.000</text:p>
          </table:table-cell>
          <table:table-cell office:value-type="float" office:value="1162.3197">
            <text:p>1162.320</text:p>
          </table:table-cell>
          <table:table-cell table:style-name="ce14" office:value-type="float" office:value="933">
            <text:p>933.000</text:p>
          </table:table-cell>
          <table:table-cell/>
          <table:table-cell table:style-name="ce4" table:formula="of:=[.F6]/[.F4]" office:value-type="float" office:value="2.973">
            <text:p>2.973</text:p>
          </table:table-cell>
          <table:table-cell table:formula="of:=[.G6]/[.G4]" office:value-type="float" office:value="2.835">
            <text:p>2.835</text:p>
          </table:table-cell>
          <table:table-cell table:formula="of:=[.H6]/[.H4]" office:value-type="float" office:value="1.042">
            <text:p>1.042</text:p>
          </table:table-cell>
          <table:table-cell table:style-name="ce14" table:formula="of:=[.I6]/[.I4]" office:value-type="float" office:value="1.069">
            <text:p>1.069</text:p>
          </table:table-cell>
          <table:table-cell/>
          <table:table-cell office:value-type="float" office:value="103924">
            <text:p>103924.000</text:p>
          </table:table-cell>
          <table:table-cell table:formula="of:= 103979 - [.P6]" office:value-type="float" office:value="55">
            <text:p>55.000</text:p>
          </table:table-cell>
          <table:table-cell table:formula="of:= 105429 - [.P6] - [.Q6]" office:value-type="float" office:value="1450">
            <text:p>1450.000</text:p>
          </table:table-cell>
          <table:table-cell table:formula="of:= [.G6] - [.P6] - [.Q6] - [.R6]" office:value-type="float" office:value="3972">
            <text:p>397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193">
            <text:p>0.19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.060</text:p>
          </table:table-cell>
          <table:table-cell table:style-name="ce7" office:value-type="float" office:value="43139">
            <text:p>43139.000</text:p>
          </table:table-cell>
          <table:table-cell table:style-name="ce7" office:value-type="float" office:value="1115.30566">
            <text:p>1115.306</text:p>
          </table:table-cell>
          <table:table-cell table:style-name="ce16" office:value-type="float" office:value="873">
            <text:p>873.000</text:p>
          </table:table-cell>
          <table:table-cell/>
          <table:table-cell table:style-name="ce5" table:formula="of:=[.F8]/[.F4]" office:value-type="float" office:value="0.822">
            <text:p>0.822</text:p>
          </table:table-cell>
          <table:table-cell table:style-name="ce7" table:formula="of:=[.G8]/[.G4]" office:value-type="float" office:value="1.118">
            <text:p>1.118</text:p>
          </table:table-cell>
          <table:table-cell table:style-name="ce7" table:formula="of:=[.H8]/[.H4]" office:value-type="float" office:value="1">
            <text:p>1.000</text:p>
          </table:table-cell>
          <table:table-cell table:style-name="ce16" table:formula="of:=[.I8]/[.I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.106</text:p>
          </table:table-cell>
          <table:table-cell table:style-name="ce6" office:value-type="float" office:value="53656">
            <text:p>53656.000</text:p>
          </table:table-cell>
          <table:table-cell table:style-name="ce6" office:value-type="float" office:value="637.125977">
            <text:p>637.126</text:p>
          </table:table-cell>
          <table:table-cell table:style-name="ce13" office:value-type="float" office:value="546">
            <text:p>54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.437</text:p>
          </table:table-cell>
          <table:table-cell office:value-type="float" office:value="46600">
            <text:p>46600.000</text:p>
          </table:table-cell>
          <table:table-cell office:value-type="float" office:value="602.826477">
            <text:p>602.826</text:p>
          </table:table-cell>
          <table:table-cell table:style-name="ce14" office:value-type="float" office:value="45">
            <text:p>45.000</text:p>
          </table:table-cell>
          <table:table-cell/>
          <table:table-cell table:style-name="ce4" table:formula="of:=[.F11]/[.F10]" office:value-type="float" office:value="13.557">
            <text:p>13.557</text:p>
          </table:table-cell>
          <table:table-cell table:formula="of:=[.G11]/[.G10]" office:value-type="float" office:value="0.868">
            <text:p>0.868</text:p>
          </table:table-cell>
          <table:table-cell table:formula="of:=[.H11]/[.H10]" office:value-type="float" office:value="0.946">
            <text:p>0.946</text:p>
          </table:table-cell>
          <table:table-cell table:style-name="ce14" table:formula="of:=[.I11]/[.I10]" office:value-type="float" office:value="0.082">
            <text:p>0.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.457</text:p>
          </table:table-cell>
          <table:table-cell office:value-type="float" office:value="257361">
            <text:p>257361.000</text:p>
          </table:table-cell>
          <table:table-cell office:value-type="float" office:value="656.15625">
            <text:p>656.156</text:p>
          </table:table-cell>
          <table:table-cell table:style-name="ce14" office:value-type="float" office:value="555">
            <text:p>555.000</text:p>
          </table:table-cell>
          <table:table-cell/>
          <table:table-cell table:style-name="ce4" table:formula="of:=[.F12]/[.F10]" office:value-type="float" office:value="4.311">
            <text:p>4.311</text:p>
          </table:table-cell>
          <table:table-cell table:formula="of:=[.G12]/[.G10]" office:value-type="float" office:value="4.796">
            <text:p>4.796</text:p>
          </table:table-cell>
          <table:table-cell table:formula="of:=[.H12]/[.H10]" office:value-type="float" office:value="1.03">
            <text:p>1.030</text:p>
          </table:table-cell>
          <table:table-cell table:style-name="ce14" table:formula="of:=[.I12]/[.I10]" office:value-type="float" office:value="1.016">
            <text:p>1.016</text:p>
          </table:table-cell>
          <table:table-cell/>
          <table:table-cell office:value-type="float" office:value="251590">
            <text:p>251590.000</text:p>
          </table:table-cell>
          <table:table-cell table:formula="of:= 251839 - [.P12]" office:value-type="float" office:value="249">
            <text:p>249.000</text:p>
          </table:table-cell>
          <table:table-cell table:formula="of:= 253539 - [.P12] - [.Q12]" office:value-type="float" office:value="1700">
            <text:p>1700.000</text:p>
          </table:table-cell>
          <table:table-cell table:formula="of:= [.G12] - [.P12] - [.Q12] - [.R12]" office:value-type="float" office:value="3822">
            <text:p>382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424">
            <text:p>0.424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.169</text:p>
          </table:table-cell>
          <table:table-cell table:style-name="ce7" office:value-type="float" office:value="117149">
            <text:p>117149.000</text:p>
          </table:table-cell>
          <table:table-cell table:style-name="ce7" office:value-type="float" office:value="637.125977">
            <text:p>637.126</text:p>
          </table:table-cell>
          <table:table-cell table:style-name="ce16" office:value-type="float" office:value="546">
            <text:p>546.000</text:p>
          </table:table-cell>
          <table:table-cell/>
          <table:table-cell table:style-name="ce5" table:formula="of:=[.F14]/[.F10]" office:value-type="float" office:value="1.594">
            <text:p>1.594</text:p>
          </table:table-cell>
          <table:table-cell table:style-name="ce7" table:formula="of:=[.G14]/[.G10]" office:value-type="float" office:value="2.183">
            <text:p>2.183</text:p>
          </table:table-cell>
          <table:table-cell table:style-name="ce7" table:formula="of:=[.H14]/[.H10]" office:value-type="float" office:value="1">
            <text:p>1.000</text:p>
          </table:table-cell>
          <table:table-cell table:style-name="ce16" table:formula="of:=[.I14]/[.I1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.396</text:p>
          </table:table-cell>
          <table:table-cell table:style-name="ce6" office:value-type="float" office:value="166860">
            <text:p>166860.000</text:p>
          </table:table-cell>
          <table:table-cell table:style-name="ce6" office:value-type="float" office:value="1244.55981">
            <text:p>1244.560</text:p>
          </table:table-cell>
          <table:table-cell table:style-name="ce13" office:value-type="float" office:value="989">
            <text:p>98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.539</text:p>
          </table:table-cell>
          <table:table-cell office:value-type="float" office:value="128420">
            <text:p>128420.000</text:p>
          </table:table-cell>
          <table:table-cell office:value-type="float" office:value="1182.50757">
            <text:p>1182.508</text:p>
          </table:table-cell>
          <table:table-cell table:style-name="ce14" office:value-type="float" office:value="44">
            <text:p>44.000</text:p>
          </table:table-cell>
          <table:table-cell/>
          <table:table-cell table:style-name="ce4" table:formula="of:=[.F17]/[.F16]" office:value-type="float" office:value="29.139">
            <text:p>29.139</text:p>
          </table:table-cell>
          <table:table-cell table:formula="of:=[.G17]/[.G16]" office:value-type="float" office:value="0.77">
            <text:p>0.770</text:p>
          </table:table-cell>
          <table:table-cell table:formula="of:=[.H17]/[.H16]" office:value-type="float" office:value="0.95">
            <text:p>0.950</text:p>
          </table:table-cell>
          <table:table-cell table:style-name="ce14" table:formula="of:=[.I17]/[.I16]" office:value-type="float" office:value="0.044">
            <text:p>0.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.756</text:p>
          </table:table-cell>
          <table:table-cell office:value-type="float" office:value="397946">
            <text:p>397946.000</text:p>
          </table:table-cell>
          <table:table-cell office:value-type="float" office:value="1280.20227">
            <text:p>1280.202</text:p>
          </table:table-cell>
          <table:table-cell table:style-name="ce14" office:value-type="float" office:value="1040">
            <text:p>1040.000</text:p>
          </table:table-cell>
          <table:table-cell/>
          <table:table-cell table:style-name="ce4" table:formula="of:=[.F18]/[.F16]" office:value-type="float" office:value="1.909">
            <text:p>1.909</text:p>
          </table:table-cell>
          <table:table-cell table:formula="of:=[.G18]/[.G16]" office:value-type="float" office:value="2.385">
            <text:p>2.385</text:p>
          </table:table-cell>
          <table:table-cell table:formula="of:=[.H18]/[.H16]" office:value-type="float" office:value="1.029">
            <text:p>1.029</text:p>
          </table:table-cell>
          <table:table-cell table:style-name="ce14" table:formula="of:=[.I18]/[.I16]" office:value-type="float" office:value="1.052">
            <text:p>1.052</text:p>
          </table:table-cell>
          <table:table-cell/>
          <table:table-cell office:value-type="float" office:value="390420">
            <text:p>390420.000</text:p>
          </table:table-cell>
          <table:table-cell table:formula="of:= 390550 - [.P18]" office:value-type="float" office:value="130">
            <text:p>130.000</text:p>
          </table:table-cell>
          <table:table-cell table:formula="of:= 395057 - [.P18] - [.Q18]" office:value-type="float" office:value="4507">
            <text:p>4507.000</text:p>
          </table:table-cell>
          <table:table-cell table:formula="of:= [.G18] - [.P18] - [.Q18] - [.R18]" office:value-type="float" office:value="2889">
            <text:p>288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.532</text:p>
          </table:table-cell>
          <table:table-cell table:style-name="ce7" office:value-type="float" office:value="363096">
            <text:p>363096.000</text:p>
          </table:table-cell>
          <table:table-cell table:style-name="ce7" office:value-type="float" office:value="1244.55981">
            <text:p>1244.560</text:p>
          </table:table-cell>
          <table:table-cell table:style-name="ce16" office:value-type="float" office:value="989">
            <text:p>989.000</text:p>
          </table:table-cell>
          <table:table-cell/>
          <table:table-cell table:style-name="ce5" table:formula="of:=[.F20]/[.F16]" office:value-type="float" office:value="1.343">
            <text:p>1.343</text:p>
          </table:table-cell>
          <table:table-cell table:style-name="ce7" table:formula="of:=[.G20]/[.G16]" office:value-type="float" office:value="2.176">
            <text:p>2.176</text:p>
          </table:table-cell>
          <table:table-cell table:style-name="ce7" table:formula="of:=[.H20]/[.H16]" office:value-type="float" office:value="1">
            <text:p>1.000</text:p>
          </table:table-cell>
          <table:table-cell table:style-name="ce16" table:formula="of:=[.I20]/[.I1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.566</text:p>
          </table:table-cell>
          <table:table-cell table:style-name="ce6" office:value-type="float" office:value="254520">
            <text:p>254520.000</text:p>
          </table:table-cell>
          <table:table-cell table:style-name="ce6" office:value-type="float" office:value="1470.71912">
            <text:p>1470.719</text:p>
          </table:table-cell>
          <table:table-cell table:style-name="ce13" office:value-type="float" office:value="1228">
            <text:p>122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2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.806</text:p>
          </table:table-cell>
          <table:table-cell office:value-type="float" office:value="248304">
            <text:p>248304.000</text:p>
          </table:table-cell>
          <table:table-cell office:value-type="float" office:value="1396.23022">
            <text:p>1396.230</text:p>
          </table:table-cell>
          <table:table-cell table:style-name="ce14" office:value-type="float" office:value="41">
            <text:p>41.000</text:p>
          </table:table-cell>
          <table:table-cell/>
          <table:table-cell table:style-name="ce4" table:formula="of:=[.F23]/[.F22]" office:value-type="float" office:value="75.629">
            <text:p>75.629</text:p>
          </table:table-cell>
          <table:table-cell table:formula="of:=[.G23]/[.G22]" office:value-type="float" office:value="0.976">
            <text:p>0.976</text:p>
          </table:table-cell>
          <table:table-cell table:formula="of:=[.H23]/[.H22]" office:value-type="float" office:value="0.949">
            <text:p>0.949</text:p>
          </table:table-cell>
          <table:table-cell table:style-name="ce14" table:formula="of:=[.I23]/[.I22]" office:value-type="float" office:value="0.033">
            <text:p>0.033</text:p>
          </table:table-cell>
          <table:table-cell table:number-columns-repeated="6"/>
          <table:table-cell office:value-type="float" office:value="1.2">
            <text:p>1.200</text:p>
          </table:table-cell>
          <table:table-cell office:value-type="float" office:value="24876">
            <text:p>24876.000</text:p>
          </table:table-cell>
          <table:table-cell office:value-type="float" office:value="1396.17114">
            <text:p>1396.171</text:p>
          </table:table-cell>
          <table:table-cell office:value-type="float" office:value="46">
            <text:p>46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.574</text:p>
          </table:table-cell>
          <table:table-cell office:value-type="float" office:value="268738">
            <text:p>268738.000</text:p>
          </table:table-cell>
          <table:table-cell office:value-type="float" office:value="1499.81726">
            <text:p>1499.817</text:p>
          </table:table-cell>
          <table:table-cell table:style-name="ce14" office:value-type="float" office:value="1221">
            <text:p>1221.000</text:p>
          </table:table-cell>
          <table:table-cell/>
          <table:table-cell table:style-name="ce4" table:formula="of:=[.F24]/[.F22]" office:value-type="float" office:value="1.014">
            <text:p>1.014</text:p>
          </table:table-cell>
          <table:table-cell table:formula="of:=[.G24]/[.G22]" office:value-type="float" office:value="1.056">
            <text:p>1.056</text:p>
          </table:table-cell>
          <table:table-cell table:formula="of:=[.H24]/[.H22]" office:value-type="float" office:value="1.02">
            <text:p>1.020</text:p>
          </table:table-cell>
          <table:table-cell table:style-name="ce14" table:formula="of:=[.I24]/[.I22]" office:value-type="float" office:value="0.994">
            <text:p>0.994</text:p>
          </table:table-cell>
          <table:table-cell/>
          <table:table-cell office:value-type="float" office:value="249824">
            <text:p>249824.000</text:p>
          </table:table-cell>
          <table:table-cell table:formula="of:= 249955 - [.P24]" office:value-type="float" office:value="131">
            <text:p>131.000</text:p>
          </table:table-cell>
          <table:table-cell table:formula="of:= 255238 - [.P24] - [.Q24]" office:value-type="float" office:value="5283">
            <text:p>5283.000</text:p>
          </table:table-cell>
          <table:table-cell table:formula="of:= [.G24] - [.P24] - [.Q24] - [.R24]" office:value-type="float" office:value="13500">
            <text:p>1350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.515</text:p>
          </table:table-cell>
          <table:table-cell table:style-name="ce7" office:value-type="float" office:value="342522">
            <text:p>342522.000</text:p>
          </table:table-cell>
          <table:table-cell table:style-name="ce7" office:value-type="float" office:value="1470.71912">
            <text:p>1470.719</text:p>
          </table:table-cell>
          <table:table-cell table:style-name="ce16" office:value-type="float" office:value="1228">
            <text:p>1228.000</text:p>
          </table:table-cell>
          <table:table-cell/>
          <table:table-cell table:style-name="ce19" table:formula="of:=[.F26]/[.F22]" office:value-type="float" office:value="0.91">
            <text:p>0.910</text:p>
          </table:table-cell>
          <table:table-cell table:style-name="ce7" table:formula="of:=[.G26]/[.G22]" office:value-type="float" office:value="1.346">
            <text:p>1.346</text:p>
          </table:table-cell>
          <table:table-cell table:style-name="ce7" table:formula="of:=[.H26]/[.H22]" office:value-type="float" office:value="1">
            <text:p>1.000</text:p>
          </table:table-cell>
          <table:table-cell table:style-name="ce16" table:formula="of:=[.I26]/[.I2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.250</text:p>
          </table:table-cell>
          <table:table-cell table:style-name="ce6" office:value-type="float" office:value="107601">
            <text:p>107601.000</text:p>
          </table:table-cell>
          <table:table-cell table:style-name="ce6" office:value-type="float" office:value="839.296326">
            <text:p>839.296</text:p>
          </table:table-cell>
          <table:table-cell table:style-name="ce13" office:value-type="float" office:value="679">
            <text:p>67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.921</text:p>
          </table:table-cell>
          <table:table-cell office:value-type="float" office:value="87932">
            <text:p>87932.000</text:p>
          </table:table-cell>
          <table:table-cell office:value-type="float" office:value="802.155701">
            <text:p>802.156</text:p>
          </table:table-cell>
          <table:table-cell table:style-name="ce14" office:value-type="float" office:value="59">
            <text:p>59.000</text:p>
          </table:table-cell>
          <table:table-cell/>
          <table:table-cell table:style-name="ce4" table:formula="of:=[.F29]/[.F28]" office:value-type="float" office:value="3.684">
            <text:p>3.684</text:p>
          </table:table-cell>
          <table:table-cell table:formula="of:=[.G29]/[.G28]" office:value-type="float" office:value="0.817">
            <text:p>0.817</text:p>
          </table:table-cell>
          <table:table-cell table:formula="of:=[.H29]/[.H28]" office:value-type="float" office:value="0.956">
            <text:p>0.956</text:p>
          </table:table-cell>
          <table:table-cell table:style-name="ce14" table:formula="of:=[.I29]/[.I28]" office:value-type="float" office:value="0.087">
            <text:p>0.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.341</text:p>
          </table:table-cell>
          <table:table-cell office:value-type="float" office:value="153867">
            <text:p>153867.000</text:p>
          </table:table-cell>
          <table:table-cell office:value-type="float" office:value="867.560426">
            <text:p>867.560</text:p>
          </table:table-cell>
          <table:table-cell table:style-name="ce14" office:value-type="float" office:value="716">
            <text:p>716.000</text:p>
          </table:table-cell>
          <table:table-cell/>
          <table:table-cell table:style-name="ce4" table:formula="of:=[.F30]/[.F28]" office:value-type="float" office:value="1.364">
            <text:p>1.364</text:p>
          </table:table-cell>
          <table:table-cell table:formula="of:=[.G30]/[.G28]" office:value-type="float" office:value="1.43">
            <text:p>1.430</text:p>
          </table:table-cell>
          <table:table-cell table:formula="of:=[.H30]/[.H28]" office:value-type="float" office:value="1.034">
            <text:p>1.034</text:p>
          </table:table-cell>
          <table:table-cell table:style-name="ce14" table:formula="of:=[.I30]/[.I28]" office:value-type="float" office:value="1.054">
            <text:p>1.054</text:p>
          </table:table-cell>
          <table:table-cell/>
          <table:table-cell office:value-type="float" office:value="148688">
            <text:p>148688.000</text:p>
          </table:table-cell>
          <table:table-cell table:formula="of:= 148775 - [.P30]" office:value-type="float" office:value="87">
            <text:p>87.000</text:p>
          </table:table-cell>
          <table:table-cell table:formula="of:= 150769 - [.P30] - [.Q30]" office:value-type="float" office:value="1994">
            <text:p>1994.000</text:p>
          </table:table-cell>
          <table:table-cell table:formula="of:= [.G30] - [.P30] - [.Q30] - [.R30]" office:value-type="float" office:value="3098">
            <text:p>30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308">
            <text:p>0.308</text:p>
          </table:table-cell>
          <table:table-cell table:style-name="ce11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.370</text:p>
          </table:table-cell>
          <table:table-cell table:style-name="ce7" office:value-type="float" office:value="246431">
            <text:p>246431.000</text:p>
          </table:table-cell>
          <table:table-cell table:style-name="ce7" office:value-type="float" office:value="839.296326">
            <text:p>839.296</text:p>
          </table:table-cell>
          <table:table-cell table:style-name="ce16" office:value-type="float" office:value="679">
            <text:p>679.000</text:p>
          </table:table-cell>
          <table:table-cell/>
          <table:table-cell table:style-name="ce5" table:formula="of:=[.F32]/[.F28]" office:value-type="float" office:value="1.48">
            <text:p>1.480</text:p>
          </table:table-cell>
          <table:table-cell table:style-name="ce7" table:formula="of:=[.G32]/[.G28]" office:value-type="float" office:value="2.29">
            <text:p>2.290</text:p>
          </table:table-cell>
          <table:table-cell table:style-name="ce7" table:formula="of:=[.H32]/[.H28]" office:value-type="float" office:value="1">
            <text:p>1.000</text:p>
          </table:table-cell>
          <table:table-cell table:style-name="ce16" table:formula="of:=[.I32]/[.I2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.131</text:p>
          </table:table-cell>
          <table:table-cell table:style-name="ce6" office:value-type="float" office:value="88761">
            <text:p>88761.000</text:p>
          </table:table-cell>
          <table:table-cell table:style-name="ce6" office:value-type="float" office:value="3601.25757">
            <text:p>3601.258</text:p>
          </table:table-cell>
          <table:table-cell table:style-name="ce13" office:value-type="float" office:value="3076">
            <text:p>30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2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.148</text:p>
          </table:table-cell>
          <table:table-cell office:value-type="float" office:value="88761">
            <text:p>88761.000</text:p>
          </table:table-cell>
          <table:table-cell office:value-type="float" office:value="3601.25757">
            <text:p>3601.258</text:p>
          </table:table-cell>
          <table:table-cell table:style-name="ce14" office:value-type="float" office:value="1823">
            <text:p>1823.000</text:p>
          </table:table-cell>
          <table:table-cell/>
          <table:table-cell table:style-name="ce4" table:formula="of:=[.F35]/[.F34]" office:value-type="float" office:value="1.13">
            <text:p>1.130</text:p>
          </table:table-cell>
          <table:table-cell table:formula="of:=[.G35]/[.G34]" office:value-type="float" office:value="1">
            <text:p>1.000</text:p>
          </table:table-cell>
          <table:table-cell table:formula="of:=[.H35]/[.H34]" office:value-type="float" office:value="1">
            <text:p>1.000</text:p>
          </table:table-cell>
          <table:table-cell table:style-name="ce14" table:formula="of:=[.I35]/[.I34]" office:value-type="float" office:value="0.593">
            <text:p>0.593</text:p>
          </table:table-cell>
          <table:table-cell table:number-columns-repeated="6"/>
          <table:table-cell office:value-type="float" office:value="0.156">
            <text:p>0.156</text:p>
          </table:table-cell>
          <table:table-cell office:value-type="float" office:value="87497">
            <text:p>87497.000</text:p>
          </table:table-cell>
          <table:table-cell office:value-type="float" office:value="3379.9668">
            <text:p>3379.967</text:p>
          </table:table-cell>
          <table:table-cell office:value-type="float" office:value="1143">
            <text:p>1143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.507</text:p>
          </table:table-cell>
          <table:table-cell office:value-type="float" office:value="1204226">
            <text:p>1204226.000</text:p>
          </table:table-cell>
          <table:table-cell office:value-type="float" office:value="3683.23022">
            <text:p>3683.230</text:p>
          </table:table-cell>
          <table:table-cell table:style-name="ce14" office:value-type="float" office:value="3214">
            <text:p>3214.000</text:p>
          </table:table-cell>
          <table:table-cell/>
          <table:table-cell table:style-name="ce4" table:formula="of:=[.F36]/[.F34]" office:value-type="float" office:value="11.504">
            <text:p>11.504</text:p>
          </table:table-cell>
          <table:table-cell table:formula="of:=[.G36]/[.G34]" office:value-type="float" office:value="13.567">
            <text:p>13.567</text:p>
          </table:table-cell>
          <table:table-cell table:formula="of:=[.H36]/[.H34]" office:value-type="float" office:value="1.023">
            <text:p>1.023</text:p>
          </table:table-cell>
          <table:table-cell table:style-name="ce14" table:formula="of:=[.I36]/[.I34]" office:value-type="float" office:value="1.045">
            <text:p>1.045</text:p>
          </table:table-cell>
          <table:table-cell/>
          <table:table-cell office:value-type="float" office:value="1187562">
            <text:p>1187562.000</text:p>
          </table:table-cell>
          <table:table-cell table:formula="of:= 1189029 - [.P36]" office:value-type="float" office:value="1467">
            <text:p>1467.000</text:p>
          </table:table-cell>
          <table:table-cell table:formula="of:= 1199810 - [.P36] - [.Q36]" office:value-type="float" office:value="10781">
            <text:p>10781.000</text:p>
          </table:table-cell>
          <table:table-cell table:formula="of:= [.G36] - [.P36] - [.Q36] - [.R36]" office:value-type="float" office:value="4416">
            <text:p>441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1.415">
            <text:p>1.415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78">
            <text:p>0.078</text:p>
          </table:table-cell>
          <table:table-cell table:number-columns-repeated="1005"/>
        </table:table-row>
        <table:table-row table:style-name="ro2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.131</text:p>
          </table:table-cell>
          <table:table-cell table:style-name="ce7" office:value-type="float" office:value="102801">
            <text:p>102801.000</text:p>
          </table:table-cell>
          <table:table-cell table:style-name="ce7" office:value-type="float" office:value="3601.25757">
            <text:p>3601.258</text:p>
          </table:table-cell>
          <table:table-cell table:style-name="ce16" office:value-type="float" office:value="3076">
            <text:p>3076.000</text:p>
          </table:table-cell>
          <table:table-cell/>
          <table:table-cell table:style-name="ce5" table:formula="of:=[.F38]/[.F34]" office:value-type="float" office:value="1">
            <text:p>1.000</text:p>
          </table:table-cell>
          <table:table-cell table:style-name="ce7" table:formula="of:=[.G38]/[.G34]" office:value-type="float" office:value="1.158">
            <text:p>1.158</text:p>
          </table:table-cell>
          <table:table-cell table:style-name="ce7" table:formula="of:=[.H38]/[.H34]" office:value-type="float" office:value="1">
            <text:p>1.000</text:p>
          </table:table-cell>
          <table:table-cell table:style-name="ce16" table:formula="of:=[.I38]/[.I3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2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.262</text:p>
          </table:table-cell>
          <table:table-cell table:style-name="ce7" office:value-type="float" office:value="105024">
            <text:p>105024.000</text:p>
          </table:table-cell>
          <table:table-cell table:style-name="ce7" office:value-type="float" office:value="820.971436">
            <text:p>820.971</text:p>
          </table:table-cell>
          <table:table-cell table:style-name="ce16" office:value-type="float" office:value="676">
            <text:p>6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2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448">
            <text:p>0.448</text:p>
          </table:table-cell>
          <table:table-cell table:style-name="ce7" office:value-type="float" office:value="87958">
            <text:p>87958.000</text:p>
          </table:table-cell>
          <table:table-cell table:style-name="ce7" office:value-type="float" office:value="789.730591">
            <text:p>789.731</text:p>
          </table:table-cell>
          <table:table-cell table:style-name="ce16" office:value-type="float" office:value="119">
            <text:p>119.000</text:p>
          </table:table-cell>
          <table:table-cell/>
          <table:table-cell table:style-name="ce4" table:formula="of:=[.F41]/[.F40]" office:value-type="float" office:value="1.71">
            <text:p>1.710</text:p>
          </table:table-cell>
          <table:table-cell table:formula="of:=[.G41]/[.G40]" office:value-type="float" office:value="0.838">
            <text:p>0.838</text:p>
          </table:table-cell>
          <table:table-cell table:formula="of:=[.H41]/[.H40]" office:value-type="float" office:value="0.962">
            <text:p>0.962</text:p>
          </table:table-cell>
          <table:table-cell table:style-name="ce14" table:formula="of:=[.I41]/[.I40]" office:value-type="float" office:value="0.176">
            <text:p>0.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.317</text:p>
          </table:table-cell>
          <table:table-cell table:style-name="ce7" office:value-type="float" office:value="148549">
            <text:p>148549.000</text:p>
          </table:table-cell>
          <table:table-cell table:style-name="ce7" office:value-type="float" office:value="838.204956">
            <text:p>838.205</text:p>
          </table:table-cell>
          <table:table-cell table:style-name="ce16" office:value-type="float" office:value="704">
            <text:p>704.000</text:p>
          </table:table-cell>
          <table:table-cell/>
          <table:table-cell table:style-name="ce4" table:formula="of:=[.F42]/[.F40]" office:value-type="float" office:value="1.21">
            <text:p>1.210</text:p>
          </table:table-cell>
          <table:table-cell table:formula="of:=[.G42]/[.G40]" office:value-type="float" office:value="1.414">
            <text:p>1.414</text:p>
          </table:table-cell>
          <table:table-cell table:formula="of:=[.H42]/[.H40]" office:value-type="float" office:value="1.021">
            <text:p>1.021</text:p>
          </table:table-cell>
          <table:table-cell table:style-name="ce14" table:formula="of:=[.I42]/[.I40]" office:value-type="float" office:value="1.041">
            <text:p>1.041</text:p>
          </table:table-cell>
          <table:table-cell/>
          <table:table-cell office:value-type="float" office:value="145017">
            <text:p>145017.000</text:p>
          </table:table-cell>
          <table:table-cell table:formula="of:=145192-[.P42]" office:value-type="float" office:value="175">
            <text:p>175.000</text:p>
          </table:table-cell>
          <table:table-cell table:formula="of:=146952-[.P42]-[.Q42]" office:value-type="float" office:value="1760">
            <text:p>1760.000</text:p>
          </table:table-cell>
          <table:table-cell table:formula="of:=[.G42]-[.P42]-[.Q42]-[.R42]" office:value-type="float" office:value="1597">
            <text:p>15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289">
            <text:p>0.28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4">
            <text:p>0.024</text:p>
          </table:table-cell>
          <table:table-cell table:number-columns-repeated="1005"/>
        </table:table-row>
        <table:table-row table:style-name="ro2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51">
            <text:p>0.351</text:p>
          </table:table-cell>
          <table:table-cell table:style-name="ce7" office:value-type="float" office:value="231807">
            <text:p>231807.000</text:p>
          </table:table-cell>
          <table:table-cell table:style-name="ce7" office:value-type="float" office:value="820.971436">
            <text:p>820.971</text:p>
          </table:table-cell>
          <table:table-cell table:style-name="ce16" office:value-type="float" office:value="676">
            <text:p>676.000</text:p>
          </table:table-cell>
          <table:table-cell/>
          <table:table-cell table:style-name="ce3" table:formula="of:=[.F44]/[.F40]" office:value-type="float" office:value="1.34">
            <text:p>1.340</text:p>
          </table:table-cell>
          <table:table-cell table:style-name="ce6" table:formula="of:=[.G44]/[.G40]" office:value-type="float" office:value="2.207">
            <text:p>2.207</text:p>
          </table:table-cell>
          <table:table-cell table:style-name="ce6" table:formula="of:=[.H44]/[.H40]" office:value-type="float" office:value="1">
            <text:p>1.000</text:p>
          </table:table-cell>
          <table:table-cell table:style-name="ce13" table:formula="of:=[.I44]/[.I4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6"/>
          <table:table-cell/>
          <table:table-cell table:style-name="ce4"/>
          <table:table-cell table:number-columns-repeated="2"/>
          <table:table-cell table:style-name="ce14"/>
          <table:table-cell table:number-columns-repeated="1010"/>
        </table:table-row>
        <table:table-row table:style-name="ro2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373">
            <text:p>0.373</text:p>
          </table:table-cell>
          <table:table-cell table:style-name="ce7" office:value-type="float" office:value="202382">
            <text:p>202382.000</text:p>
          </table:table-cell>
          <table:table-cell table:style-name="ce7" office:value-type="float" office:value="2789.26294">
            <text:p>2789.263</text:p>
          </table:table-cell>
          <table:table-cell table:style-name="ce16" office:value-type="float" office:value="2537">
            <text:p>2537.000</text:p>
          </table:table-cell>
          <table:table-cell/>
          <table:table-cell table:style-name="ce4" table:formula="of:=[.F46]/[.F44]" office:value-type="float" office:value="1.063">
            <text:p>1.063</text:p>
          </table:table-cell>
          <table:table-cell table:formula="of:=[.G46]/[.G44]" office:value-type="float" office:value="0.873">
            <text:p>0.873</text:p>
          </table:table-cell>
          <table:table-cell table:formula="of:=[.H46]/[.H44]" office:value-type="float" office:value="3.398">
            <text:p>3.398</text:p>
          </table:table-cell>
          <table:table-cell table:style-name="ce14" table:formula="of:=[.I46]/[.I44]" office:value-type="float" office:value="3.753">
            <text:p>3.753</text:p>
          </table:table-cell>
          <table:table-cell table:number-columns-repeated="1010"/>
        </table:table-row>
        <table:table-row table:style-name="ro2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3.475">
            <text:p>3.475</text:p>
          </table:table-cell>
          <table:table-cell table:style-name="ce7" office:value-type="float" office:value="201579">
            <text:p>201579.000</text:p>
          </table:table-cell>
          <table:table-cell table:style-name="ce7" office:value-type="float" office:value="2689.04053">
            <text:p>2689.041</text:p>
          </table:table-cell>
          <table:table-cell table:style-name="ce16" office:value-type="float" office:value="141">
            <text:p>141.000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9]+[.Q49]+[.R49]+[.S49]" office:value-type="float" office:value="1.227">
            <text:p>1.227</text:p>
          </table:table-cell>
          <table:table-cell table:style-name="ce7" office:value-type="float" office:value="872317">
            <text:p>872317.000</text:p>
          </table:table-cell>
          <table:table-cell table:style-name="ce7" office:value-type="float" office:value="2884.59277">
            <text:p>2884.593</text:p>
          </table:table-cell>
          <table:table-cell table:style-name="ce16" office:value-type="float" office:value="2605">
            <text:p>2605.000</text:p>
          </table:table-cell>
          <table:table-cell/>
          <table:table-cell table:style-name="ce5" table:formula="of:=[.F48]/[.F44]" office:value-type="float" office:value="3.496">
            <text:p>3.496</text:p>
          </table:table-cell>
          <table:table-cell table:style-name="ce7" table:formula="of:=[.G48]/[.G44]" office:value-type="float" office:value="3.763">
            <text:p>3.763</text:p>
          </table:table-cell>
          <table:table-cell table:style-name="ce7" table:formula="of:=[.H48]/[.H44]" office:value-type="float" office:value="3.514">
            <text:p>3.514</text:p>
          </table:table-cell>
          <table:table-cell table:style-name="ce16" table:formula="of:=[.I48]/[.I44]" office:value-type="float" office:value="3.854">
            <text:p>3.854</text:p>
          </table:table-cell>
          <table:table-cell/>
          <table:table-cell office:value-type="float" office:value="860740">
            <text:p>860740.000</text:p>
          </table:table-cell>
          <table:table-cell table:formula="of:=860905-[.P48]" office:value-type="float" office:value="165">
            <text:p>165.000</text:p>
          </table:table-cell>
          <table:table-cell table:formula="of:=866725-[.P48]-[.Q48]" office:value-type="float" office:value="5820">
            <text:p>5820.000</text:p>
          </table:table-cell>
          <table:table-cell table:formula="of:=[.G48]-[.P48]-[.Q48]-[.R48]" office:value-type="float" office:value="5592">
            <text:p>559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1.214">
            <text:p>1.214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045">
            <text:p>0.005</text:p>
          </table:table-cell>
          <table:table-cell table:number-columns-repeated="1005"/>
        </table:table-row>
        <table:table-row table:style-name="ro2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285">
            <text:p>0.285</text:p>
          </table:table-cell>
          <table:table-cell office:value-type="float" office:value="211151">
            <text:p>211151.000</text:p>
          </table:table-cell>
          <table:table-cell table:style-name="ce7" office:value-type="float" office:value="2789.26294">
            <text:p>2789.263</text:p>
          </table:table-cell>
          <table:table-cell table:style-name="ce16" office:value-type="float" office:value="2537">
            <text:p>2537.000</text:p>
          </table:table-cell>
          <table:table-cell/>
          <table:table-cell table:style-name="ce3" office:value-type="float" office:value="2">
            <text:p>2.000</text:p>
          </table:table-cell>
          <table:table-cell table:number-columns-repeated="2" table:style-name="ce6" office:value-type="float" office:value="2">
            <text:p>2.000</text:p>
          </table:table-cell>
          <table:table-cell table:style-name="ce13" office:value-type="float" office:value="2">
            <text:p>2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.000</text:p>
          </table:table-cell>
          <table:table-cell table:style-name="ce6" office:value-type="float" office:value="48.183773">
            <text:p>48.184</text:p>
          </table:table-cell>
          <table:table-cell table:style-name="ce13" office:value-type="float" office:value="37">
            <text:p>37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.000</text:p>
          </table:table-cell>
          <table:table-cell office:value-type="float" office:value="46.8015099">
            <text:p>46.802</text:p>
          </table:table-cell>
          <table:table-cell table:style-name="ce14" office:value-type="float" office:value="20">
            <text:p>20.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.848</text:p>
          </table:table-cell>
          <table:table-cell table:formula="of:=[.H53]/[.H52]" office:value-type="float" office:value="0.971">
            <text:p>0.971</text:p>
          </table:table-cell>
          <table:table-cell table:style-name="ce14" table:formula="of:=[.I53]/[.I52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office:value-type="float" office:value="3548">
            <text:p>3548.000</text:p>
          </table:table-cell>
          <table:table-cell office:value-type="float" office:value="54.1837616">
            <text:p>54.184</text:p>
          </table:table-cell>
          <table:table-cell table:style-name="ce14" office:value-type="float" office:value="43">
            <text:p>43.000</text:p>
          </table:table-cell>
          <table:table-cell/>
          <table:table-cell table:style-name="ce20" office:value-type="string">
            <text:p>&gt;7,000</text:p>
          </table:table-cell>
          <table:table-cell table:formula="of:=[.G54]/[.G52]" office:value-type="float" office:value="11.482">
            <text:p>11.482</text:p>
          </table:table-cell>
          <table:table-cell table:formula="of:=[.H54]/[.H52]" office:value-type="float" office:value="1.125">
            <text:p>1.125</text:p>
          </table:table-cell>
          <table:table-cell table:style-name="ce14" table:formula="of:=[.I54]/[.I52]" office:value-type="float" office:value="1.162">
            <text:p>1.162</text:p>
          </table:table-cell>
          <table:table-cell/>
          <table:table-cell office:value-type="float" office:value="2771">
            <text:p>2771.000</text:p>
          </table:table-cell>
          <table:table-cell table:formula="of:= 3462 - [.P54]" office:value-type="float" office:value="691">
            <text:p>691.000</text:p>
          </table:table-cell>
          <table:table-cell table:formula="of:= 3486 - [.P54] - [.Q54]" office:value-type="float" office:value="24">
            <text:p>24.000</text:p>
          </table:table-cell>
          <table:table-cell table:formula="of:= [.G54] - [.P54] - [.Q54] - [.R54]" office:value-type="float" office:value="62">
            <text:p>6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.876</text:p>
          </table:table-cell>
          <table:table-cell office:value-type="float" office:value="8858940">
            <text:p>8858940.000</text:p>
          </table:table-cell>
          <table:table-cell office:value-type="float" office:value="48.183773">
            <text:p>48.184</text:p>
          </table:table-cell>
          <table:table-cell table:style-name="ce14" office:value-type="float" office:value="37">
            <text:p>37.000</text:p>
          </table:table-cell>
          <table:table-cell/>
          <table:table-cell table:style-name="ce20" office:value-type="string">
            <text:p>&gt;10876,000</text:p>
          </table:table-cell>
          <table:table-cell table:formula="of:=[.G55]/[.G52]" office:value-type="float" office:value="28669.709">
            <text:p>28669.709</text:p>
          </table:table-cell>
          <table:table-cell table:formula="of:=[.H55]/[.H52]" office:value-type="float" office:value="1">
            <text:p>1.000</text:p>
          </table:table-cell>
          <table:table-cell table:style-name="ce14" table:formula="of:=[.I55]/[.I5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48.183773">
            <text:p>48.184</text:p>
          </table:table-cell>
          <table:table-cell table:style-name="ce16" office:value-type="float" office:value="37">
            <text:p>37.000</text:p>
          </table:table-cell>
          <table:table-cell/>
          <table:table-cell table:style-name="ce21" office:value-type="string">
            <text:p>&gt;2,000</text:p>
          </table:table-cell>
          <table:table-cell table:style-name="ce7" table:formula="of:=[.G56]/[.G52]" office:value-type="float" office:value="2.314">
            <text:p>2.314</text:p>
          </table:table-cell>
          <table:table-cell table:style-name="ce7" table:formula="of:=[.H56]/[.H52]" office:value-type="float" office:value="1">
            <text:p>1.000</text:p>
          </table:table-cell>
          <table:table-cell table:style-name="ce16" table:formula="of:=[.I56]/[.I5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.008</text:p>
          </table:table-cell>
          <table:table-cell table:style-name="ce6" office:value-type="float" office:value="3590">
            <text:p>3590.000</text:p>
          </table:table-cell>
          <table:table-cell table:style-name="ce6" office:value-type="float" office:value="190.149399">
            <text:p>190.149</text:p>
          </table:table-cell>
          <table:table-cell table:style-name="ce13" office:value-type="float" office:value="145">
            <text:p>145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.009</text:p>
          </table:table-cell>
          <table:table-cell office:value-type="float" office:value="2575">
            <text:p>2575.000</text:p>
          </table:table-cell>
          <table:table-cell office:value-type="float" office:value="185.413101">
            <text:p>185.413</text:p>
          </table:table-cell>
          <table:table-cell table:style-name="ce14" office:value-type="float" office:value="87">
            <text:p>87.000</text:p>
          </table:table-cell>
          <table:table-cell/>
          <table:table-cell table:style-name="ce4" table:formula="of:=[.F59]/[.F58]" office:value-type="float" office:value="1.125">
            <text:p>1.125</text:p>
          </table:table-cell>
          <table:table-cell table:formula="of:=[.G59]/[.G58]" office:value-type="float" office:value="0.717">
            <text:p>0.717</text:p>
          </table:table-cell>
          <table:table-cell table:formula="of:=[.H59]/[.H58]" office:value-type="float" office:value="0.975">
            <text:p>0.975</text:p>
          </table:table-cell>
          <table:table-cell table:style-name="ce14" table:formula="of:=[.I59]/[.I58]" office:value-type="float" office:value="0.6">
            <text:p>0.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.354</text:p>
          </table:table-cell>
          <table:table-cell office:value-type="float" office:value="233884">
            <text:p>233884.000</text:p>
          </table:table-cell>
          <table:table-cell office:value-type="float" office:value="206.492432">
            <text:p>206.492</text:p>
          </table:table-cell>
          <table:table-cell table:style-name="ce14" office:value-type="float" office:value="161">
            <text:p>161.000</text:p>
          </table:table-cell>
          <table:table-cell/>
          <table:table-cell table:style-name="ce4" table:formula="of:=[.F60]/[.F58]" office:value-type="float" office:value="44.25">
            <text:p>44.250</text:p>
          </table:table-cell>
          <table:table-cell table:formula="of:=[.G60]/[.G58]" office:value-type="float" office:value="65.149">
            <text:p>65.149</text:p>
          </table:table-cell>
          <table:table-cell table:formula="of:=[.H60]/[.H58]" office:value-type="float" office:value="1.086">
            <text:p>1.086</text:p>
          </table:table-cell>
          <table:table-cell table:style-name="ce14" table:formula="of:=[.I60]/[.I58]" office:value-type="float" office:value="1.11">
            <text:p>1.110</text:p>
          </table:table-cell>
          <table:table-cell/>
          <table:table-cell/>
          <table:table-cell table:formula="of:= 103979 - [.P60]" office:value-type="float" office:value="103979">
            <text:p>103979.000</text:p>
          </table:table-cell>
          <table:table-cell table:formula="of:= 105429 - [.P60] - [.Q60]" office:value-type="float" office:value="1450">
            <text:p>1450.000</text:p>
          </table:table-cell>
          <table:table-cell table:formula="of:= [.G60] - [.P60] - [.Q60] - [.R60]" office:value-type="float" office:value="128455">
            <text:p>128455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.017</text:p>
          </table:table-cell>
          <table:table-cell table:style-name="ce7" office:value-type="float" office:value="11459">
            <text:p>11459.000</text:p>
          </table:table-cell>
          <table:table-cell table:style-name="ce7" office:value-type="float" office:value="190.149399">
            <text:p>190.149</text:p>
          </table:table-cell>
          <table:table-cell table:style-name="ce16" office:value-type="float" office:value="145">
            <text:p>145.000</text:p>
          </table:table-cell>
          <table:table-cell/>
          <table:table-cell table:style-name="ce5" table:formula="of:=[.F62]/[.F58]" office:value-type="float" office:value="2.125">
            <text:p>2.125</text:p>
          </table:table-cell>
          <table:table-cell table:style-name="ce7" table:formula="of:=[.G62]/[.G58]" office:value-type="float" office:value="3.192">
            <text:p>3.192</text:p>
          </table:table-cell>
          <table:table-cell table:style-name="ce7" table:formula="of:=[.H62]/[.H58]" office:value-type="float" office:value="1">
            <text:p>1.000</text:p>
          </table:table-cell>
          <table:table-cell table:style-name="ce16" table:formula="of:=[.I62]/[.I5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.030</text:p>
          </table:table-cell>
          <table:table-cell table:style-name="ce6" office:value-type="float" office:value="12575">
            <text:p>12575.000</text:p>
          </table:table-cell>
          <table:table-cell table:style-name="ce6" office:value-type="float" office:value="379.955719">
            <text:p>379.956</text:p>
          </table:table-cell>
          <table:table-cell table:style-name="ce13" office:value-type="float" office:value="288">
            <text:p>28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.033</text:p>
          </table:table-cell>
          <table:table-cell office:value-type="float" office:value="10035">
            <text:p>10035.000</text:p>
          </table:table-cell>
          <table:table-cell office:value-type="float" office:value="371.762482">
            <text:p>371.762</text:p>
          </table:table-cell>
          <table:table-cell table:style-name="ce14" office:value-type="float" office:value="159">
            <text:p>159.000</text:p>
          </table:table-cell>
          <table:table-cell/>
          <table:table-cell table:style-name="ce4" table:formula="of:=[.F65]/[.F64]" office:value-type="float" office:value="1.1">
            <text:p>1.100</text:p>
          </table:table-cell>
          <table:table-cell table:formula="of:=[.G65]/[.G64]" office:value-type="float" office:value="0.798">
            <text:p>0.798</text:p>
          </table:table-cell>
          <table:table-cell table:formula="of:=[.H65]/[.H64]" office:value-type="float" office:value="0.978">
            <text:p>0.978</text:p>
          </table:table-cell>
          <table:table-cell table:style-name="ce14" table:formula="of:=[.I65]/[.I64]" office:value-type="float" office:value="0.552">
            <text:p>0.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.657</text:p>
          </table:table-cell>
          <table:table-cell office:value-type="float" office:value="1004748">
            <text:p>1004748.000</text:p>
          </table:table-cell>
          <table:table-cell office:value-type="float" office:value="396.600098">
            <text:p>396.600</text:p>
          </table:table-cell>
          <table:table-cell table:style-name="ce14" office:value-type="float" office:value="315">
            <text:p>315.000</text:p>
          </table:table-cell>
          <table:table-cell/>
          <table:table-cell table:style-name="ce4" table:formula="of:=[.F66]/[.F64]" office:value-type="float" office:value="55.233">
            <text:p>55.233</text:p>
          </table:table-cell>
          <table:table-cell table:formula="of:=[.G66]/[.G64]" office:value-type="float" office:value="79.9">
            <text:p>79.900</text:p>
          </table:table-cell>
          <table:table-cell table:formula="of:=[.H66]/[.H64]" office:value-type="float" office:value="1.044">
            <text:p>1.044</text:p>
          </table:table-cell>
          <table:table-cell table:style-name="ce14" table:formula="of:=[.I66]/[.I64]" office:value-type="float" office:value="1.094">
            <text:p>1.094</text:p>
          </table:table-cell>
          <table:table-cell/>
          <table:table-cell/>
          <table:table-cell table:formula="of:= 103979 - [.P66]" office:value-type="float" office:value="103979">
            <text:p>103979.000</text:p>
          </table:table-cell>
          <table:table-cell table:formula="of:= 105429 - [.P66] - [.Q66]" office:value-type="float" office:value="1450">
            <text:p>1450.000</text:p>
          </table:table-cell>
          <table:table-cell table:formula="of:= [.G66] - [.P66] - [.Q66] - [.R66]" office:value-type="float" office:value="899319">
            <text:p>89931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.071</text:p>
          </table:table-cell>
          <table:table-cell table:style-name="ce7" office:value-type="float" office:value="45870">
            <text:p>45870.000</text:p>
          </table:table-cell>
          <table:table-cell table:style-name="ce7" office:value-type="float" office:value="379.955719">
            <text:p>379.956</text:p>
          </table:table-cell>
          <table:table-cell table:style-name="ce16" office:value-type="float" office:value="288">
            <text:p>288.000</text:p>
          </table:table-cell>
          <table:table-cell/>
          <table:table-cell table:style-name="ce5" table:formula="of:=[.F68]/[.F64]" office:value-type="float" office:value="2.367">
            <text:p>2.367</text:p>
          </table:table-cell>
          <table:table-cell table:style-name="ce7" table:formula="of:=[.G68]/[.G64]" office:value-type="float" office:value="3.648">
            <text:p>3.648</text:p>
          </table:table-cell>
          <table:table-cell table:style-name="ce7" table:formula="of:=[.H68]/[.H64]" office:value-type="float" office:value="1">
            <text:p>1.000</text:p>
          </table:table-cell>
          <table:table-cell table:style-name="ce16" table:formula="of:=[.I68]/[.I6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.132</text:p>
          </table:table-cell>
          <table:table-cell table:style-name="ce6" office:value-type="float" office:value="50885">
            <text:p>50885.000</text:p>
          </table:table-cell>
          <table:table-cell table:style-name="ce6" office:value-type="float" office:value="758.978027">
            <text:p>758.978</text:p>
          </table:table-cell>
          <table:table-cell table:style-name="ce13" office:value-type="float" office:value="573">
            <text:p>573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.138</text:p>
          </table:table-cell>
          <table:table-cell office:value-type="float" office:value="40006">
            <text:p>40006.000</text:p>
          </table:table-cell>
          <table:table-cell office:value-type="float" office:value="741.999146">
            <text:p>741.999</text:p>
          </table:table-cell>
          <table:table-cell table:style-name="ce14" office:value-type="float" office:value="299">
            <text:p>299.000</text:p>
          </table:table-cell>
          <table:table-cell/>
          <table:table-cell table:style-name="ce4" table:formula="of:=[.F71]/[.F70]" office:value-type="float" office:value="1.045">
            <text:p>1.045</text:p>
          </table:table-cell>
          <table:table-cell table:formula="of:=[.G71]/[.G70]" office:value-type="float" office:value="0.786">
            <text:p>0.786</text:p>
          </table:table-cell>
          <table:table-cell table:formula="of:=[.H71]/[.H70]" office:value-type="float" office:value="0.978">
            <text:p>0.978</text:p>
          </table:table-cell>
          <table:table-cell table:style-name="ce14" table:formula="of:=[.I71]/[.I70]" office:value-type="float" office:value="0.522">
            <text:p>0.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.736</text:p>
          </table:table-cell>
          <table:table-cell office:value-type="float" office:value="4185072">
            <text:p>4185072.000</text:p>
          </table:table-cell>
          <table:table-cell office:value-type="float" office:value="790.614197">
            <text:p>790.614</text:p>
          </table:table-cell>
          <table:table-cell table:style-name="ce14" office:value-type="float" office:value="628">
            <text:p>628.000</text:p>
          </table:table-cell>
          <table:table-cell/>
          <table:table-cell table:style-name="ce4" table:formula="of:=[.F72]/[.F70]" office:value-type="float" office:value="51.03">
            <text:p>51.030</text:p>
          </table:table-cell>
          <table:table-cell table:formula="of:=[.G72]/[.G70]" office:value-type="float" office:value="82.246">
            <text:p>82.246</text:p>
          </table:table-cell>
          <table:table-cell table:formula="of:=[.H72]/[.H70]" office:value-type="float" office:value="1.042">
            <text:p>1.042</text:p>
          </table:table-cell>
          <table:table-cell table:style-name="ce14" table:formula="of:=[.I72]/[.I70]" office:value-type="float" office:value="1.096">
            <text:p>1.096</text:p>
          </table:table-cell>
          <table:table-cell/>
          <table:table-cell/>
          <table:table-cell table:formula="of:= 103979 - [.P72]" office:value-type="float" office:value="103979">
            <text:p>103979.000</text:p>
          </table:table-cell>
          <table:table-cell table:formula="of:= 105429 - [.P72] - [.Q72]" office:value-type="float" office:value="1450">
            <text:p>1450.000</text:p>
          </table:table-cell>
          <table:table-cell table:formula="of:= [.G72] - [.P72] - [.Q72] - [.R72]" office:value-type="float" office:value="4079643">
            <text:p>4079643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.330</text:p>
          </table:table-cell>
          <table:table-cell table:style-name="ce7" office:value-type="float" office:value="183481">
            <text:p>183481.000</text:p>
          </table:table-cell>
          <table:table-cell table:style-name="ce7" office:value-type="float" office:value="758.978027">
            <text:p>758.978</text:p>
          </table:table-cell>
          <table:table-cell table:style-name="ce16" office:value-type="float" office:value="573">
            <text:p>573.000</text:p>
          </table:table-cell>
          <table:table-cell/>
          <table:table-cell table:style-name="ce5" table:formula="of:=[.F74]/[.F70]" office:value-type="float" office:value="2.5">
            <text:p>2.500</text:p>
          </table:table-cell>
          <table:table-cell table:style-name="ce7" table:formula="of:=[.G74]/[.G70]" office:value-type="float" office:value="3.606">
            <text:p>3.606</text:p>
          </table:table-cell>
          <table:table-cell table:style-name="ce7" table:formula="of:=[.H74]/[.H70]" office:value-type="float" office:value="1">
            <text:p>1.000</text:p>
          </table:table-cell>
          <table:table-cell table:style-name="ce16" table:formula="of:=[.I74]/[.I7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407">
            <text:p>407.000</text:p>
          </table:table-cell>
          <table:table-cell table:style-name="ce6" office:value-type="float" office:value="90.8528671">
            <text:p>90.853</text:p>
          </table:table-cell>
          <table:table-cell table:style-name="ce13" office:value-type="float" office:value="66">
            <text:p>6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412">
            <text:p>412.000</text:p>
          </table:table-cell>
          <table:table-cell office:value-type="float" office:value="89.6593628">
            <text:p>89.659</text:p>
          </table:table-cell>
          <table:table-cell table:style-name="ce14" office:value-type="float" office:value="18">
            <text:p>18.000</text:p>
          </table:table-cell>
          <table:table-cell/>
          <table:table-cell table:style-name="ce4" table:formula="of:=[.F77]/[.F76]" office:value-type="float" office:value="1.5">
            <text:p>1.500</text:p>
          </table:table-cell>
          <table:table-cell table:formula="of:=[.G77]/[.G76]" office:value-type="float" office:value="1.012">
            <text:p>1.012</text:p>
          </table:table-cell>
          <table:table-cell table:formula="of:=[.H77]/[.H76]" office:value-type="float" office:value="0.987">
            <text:p>0.987</text:p>
          </table:table-cell>
          <table:table-cell table:style-name="ce14" table:formula="of:=[.I77]/[.I76]" office:value-type="float" office:value="0.273">
            <text:p>0.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office:value-type="float" office:value="27919">
            <text:p>27919.000</text:p>
          </table:table-cell>
          <table:table-cell office:value-type="float" office:value="93.7817383">
            <text:p>93.782</text:p>
          </table:table-cell>
          <table:table-cell table:style-name="ce17" office:value-type="float" office:value="70">
            <text:p>70.000</text:p>
          </table:table-cell>
          <table:table-cell/>
          <table:table-cell table:style-name="ce4" table:formula="of:=[.F78]/[.F76]" office:value-type="float" office:value="25.5">
            <text:p>25.500</text:p>
          </table:table-cell>
          <table:table-cell table:formula="of:=[.G78]/[.G76]" office:value-type="float" office:value="68.597">
            <text:p>68.597</text:p>
          </table:table-cell>
          <table:table-cell table:formula="of:=[.H78]/[.H76]" office:value-type="float" office:value="1.032">
            <text:p>1.032</text:p>
          </table:table-cell>
          <table:table-cell table:style-name="ce14" table:formula="of:=[.I78]/[.I76]" office:value-type="float" office:value="1.061">
            <text:p>1.061</text:p>
          </table:table-cell>
          <table:table-cell/>
          <table:table-cell/>
          <table:table-cell table:formula="of:= 103979 - [.P78]" office:value-type="float" office:value="103979">
            <text:p>103979.000</text:p>
          </table:table-cell>
          <table:table-cell table:formula="of:= 105429 - [.P78] - [.Q78]" office:value-type="float" office:value="1450">
            <text:p>1450.000</text:p>
          </table:table-cell>
          <table:table-cell table:formula="of:= [.G78] - [.P78] - [.Q78] - [.R78]" office:value-type="float" office:value="-77510">
            <text:p>-7751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43.648">
            <text:p>43.648</text:p>
          </table:table-cell>
          <table:table-cell office:value-type="float" office:value="38502711">
            <text:p>38502711.000</text:p>
          </table:table-cell>
          <table:table-cell office:value-type="float" office:value="90.8528671">
            <text:p>90.853</text:p>
          </table:table-cell>
          <table:table-cell table:style-name="ce14" office:value-type="float" office:value="66">
            <text:p>66.000</text:p>
          </table:table-cell>
          <table:table-cell/>
          <table:table-cell table:style-name="ce4" table:formula="of:=[.F79]/[.F76]" office:value-type="float" office:value="21824">
            <text:p>21824.000</text:p>
          </table:table-cell>
          <table:table-cell table:formula="of:=[.G79]/[.G76]" office:value-type="float" office:value="94601.256">
            <text:p>94601.256</text:p>
          </table:table-cell>
          <table:table-cell table:formula="of:=[.H79]/[.H76]" office:value-type="float" office:value="1">
            <text:p>1.000</text:p>
          </table:table-cell>
          <table:table-cell table:style-name="ce14" table:formula="of:=[.I79]/[.I7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686">
            <text:p>3686.000</text:p>
          </table:table-cell>
          <table:table-cell table:style-name="ce7" office:value-type="float" office:value="90.8528671">
            <text:p>90.853</text:p>
          </table:table-cell>
          <table:table-cell table:style-name="ce16" office:value-type="float" office:value="66">
            <text:p>66.000</text:p>
          </table:table-cell>
          <table:table-cell/>
          <table:table-cell table:style-name="ce5" table:formula="of:=[.F80]/[.F76]" office:value-type="float" office:value="3">
            <text:p>3.000</text:p>
          </table:table-cell>
          <table:table-cell table:style-name="ce7" table:formula="of:=[.G80]/[.G76]" office:value-type="float" office:value="9.057">
            <text:p>9.057</text:p>
          </table:table-cell>
          <table:table-cell table:style-name="ce7" table:formula="of:=[.H80]/[.H76]" office:value-type="float" office:value="1">
            <text:p>1.000</text:p>
          </table:table-cell>
          <table:table-cell table:style-name="ce16" table:formula="of:=[.I80]/[.I7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565">
            <text:p>565.000</text:p>
          </table:table-cell>
          <table:table-cell table:style-name="ce7" office:value-type="float" office:value="91.438652">
            <text:p>91.439</text:p>
          </table:table-cell>
          <table:table-cell table:style-name="ce16" office:value-type="float" office:value="67">
            <text:p>67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425">
            <text:p>425.000</text:p>
          </table:table-cell>
          <table:table-cell table:style-name="ce7" office:value-type="float" office:value="89.7876282">
            <text:p>89.788</text:p>
          </table:table-cell>
          <table:table-cell table:style-name="ce16" office:value-type="float" office:value="27">
            <text:p>27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.069</text:p>
          </table:table-cell>
          <table:table-cell table:style-name="ce7" office:value-type="float" office:value="39019">
            <text:p>39019.000</text:p>
          </table:table-cell>
          <table:table-cell table:style-name="ce7" office:value-type="float" office:value="93.7817383">
            <text:p>93.782</text:p>
          </table:table-cell>
          <table:table-cell table:style-name="ce16" office:value-type="float" office:value="71">
            <text:p>71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38354">
            <text:p>38354.000</text:p>
          </table:table-cell>
          <table:table-cell table:formula="of:=38871-[.P84]" office:value-type="float" office:value="517">
            <text:p>517.000</text:p>
          </table:table-cell>
          <table:table-cell table:formula="of:=38921 -[.P84]-[.Q84]" office:value-type="float" office:value="50">
            <text:p>50.000</text:p>
          </table:table-cell>
          <table:table-cell table:formula="of:=[.G84]-[.P84]-[.Q84]-[.R84]" office:value-type="float" office:value="98">
            <text:p>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64">
            <text:p>0.064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481">
            <text:p>3481.000</text:p>
          </table:table-cell>
          <table:table-cell table:style-name="ce7" office:value-type="float" office:value="91.438652">
            <text:p>91.439</text:p>
          </table:table-cell>
          <table:table-cell table:style-name="ce16" office:value-type="float" office:value="67">
            <text:p>67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859">
            <text:p>859.000</text:p>
          </table:table-cell>
          <table:table-cell table:style-name="ce6" office:value-type="float" office:value="93.1960068">
            <text:p>93.196</text:p>
          </table:table-cell>
          <table:table-cell table:style-name="ce13" office:value-type="float" office:value="70">
            <text:p>70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687">
            <text:p>687.000</text:p>
          </table:table-cell>
          <table:table-cell office:value-type="float" office:value="90.8988113">
            <text:p>90.899</text:p>
          </table:table-cell>
          <table:table-cell table:style-name="ce14" office:value-type="float" office:value="29">
            <text:p>29.000</text:p>
          </table:table-cell>
          <table:table-cell/>
          <table:table-cell table:style-name="ce4" table:formula="of:=[.F89]/[.F88]" office:value-type="float" office:value="1.5">
            <text:p>1.500</text:p>
          </table:table-cell>
          <table:table-cell table:formula="of:=[.G89]/[.G88]" office:value-type="float" office:value="0.8">
            <text:p>0.800</text:p>
          </table:table-cell>
          <table:table-cell table:formula="of:=[.H89]/[.H88]" office:value-type="float" office:value="0.975">
            <text:p>0.975</text:p>
          </table:table-cell>
          <table:table-cell table:style-name="ce14" table:formula="of:=[.I89]/[.I88]" office:value-type="float" office:value="0.414">
            <text:p>0.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.090</text:p>
          </table:table-cell>
          <table:table-cell office:value-type="float" office:value="41855">
            <text:p>41855.000</text:p>
          </table:table-cell>
          <table:table-cell office:value-type="float" office:value="96.1248779">
            <text:p>96.125</text:p>
          </table:table-cell>
          <table:table-cell table:style-name="ce14" office:value-type="float" office:value="75">
            <text:p>75.000</text:p>
          </table:table-cell>
          <table:table-cell/>
          <table:table-cell table:style-name="ce4" table:formula="of:=[.F90]/[.F88]" office:value-type="float" office:value="45">
            <text:p>45.000</text:p>
          </table:table-cell>
          <table:table-cell table:formula="of:=[.G90]/[.G88]" office:value-type="float" office:value="48.725">
            <text:p>48.725</text:p>
          </table:table-cell>
          <table:table-cell table:formula="of:=[.H90]/[.H88]" office:value-type="float" office:value="1.031">
            <text:p>1.031</text:p>
          </table:table-cell>
          <table:table-cell table:style-name="ce14" table:formula="of:=[.I90]/[.I88]" office:value-type="float" office:value="1.071">
            <text:p>1.071</text:p>
          </table:table-cell>
          <table:table-cell/>
          <table:table-cell/>
          <table:table-cell table:formula="of:= 103979 - [.P90]" office:value-type="float" office:value="103979">
            <text:p>103979.000</text:p>
          </table:table-cell>
          <table:table-cell table:formula="of:= 105429 - [.P90] - [.Q90]" office:value-type="float" office:value="1450">
            <text:p>1450.000</text:p>
          </table:table-cell>
          <table:table-cell table:formula="of:= [.G90] - [.P90] - [.Q90] - [.R90]" office:value-type="float" office:value="-63574">
            <text:p>-63574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275">
            <text:p>3275.000</text:p>
          </table:table-cell>
          <table:table-cell table:style-name="ce7" office:value-type="float" office:value="93.1960068">
            <text:p>93.196</text:p>
          </table:table-cell>
          <table:table-cell table:style-name="ce16" office:value-type="float" office:value="70">
            <text:p>70.000</text:p>
          </table:table-cell>
          <table:table-cell/>
          <table:table-cell table:style-name="ce5" table:formula="of:=[.F92]/[.F88]" office:value-type="float" office:value="2.5">
            <text:p>2.500</text:p>
          </table:table-cell>
          <table:table-cell table:style-name="ce7" table:formula="of:=[.G92]/[.G88]" office:value-type="float" office:value="3.813">
            <text:p>3.813</text:p>
          </table:table-cell>
          <table:table-cell table:style-name="ce7" table:formula="of:=[.H92]/[.H88]" office:value-type="float" office:value="1">
            <text:p>1.000</text:p>
          </table:table-cell>
          <table:table-cell table:style-name="ce16" table:formula="of:=[.I92]/[.I8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848">
            <text:p>848.000</text:p>
          </table:table-cell>
          <table:table-cell table:style-name="ce7" office:value-type="float" office:value="93.7817917">
            <text:p>93.782</text:p>
          </table:table-cell>
          <table:table-cell table:style-name="ce16" office:value-type="float" office:value="71">
            <text:p>71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726">
            <text:p>726.000</text:p>
          </table:table-cell>
          <table:table-cell table:style-name="ce7" office:value-type="float" office:value="91.77120021">
            <text:p>91.771</text:p>
          </table:table-cell>
          <table:table-cell table:style-name="ce16" office:value-type="float" office:value="44">
            <text:p>44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.072</text:p>
          </table:table-cell>
          <table:table-cell table:style-name="ce7" office:value-type="float" office:value="45531">
            <text:p>45531.000</text:p>
          </table:table-cell>
          <table:table-cell table:style-name="ce7" office:value-type="float" office:value="96.1248779">
            <text:p>96.125</text:p>
          </table:table-cell>
          <table:table-cell table:style-name="ce16" office:value-type="float" office:value="75">
            <text:p>75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44703">
            <text:p>44703.000</text:p>
          </table:table-cell>
          <table:table-cell table:formula="of:= 45364 - [.P96]" office:value-type="float" office:value="661">
            <text:p>661.000</text:p>
          </table:table-cell>
          <table:table-cell table:formula="of:= 45414 -[.P96]-[.Q96]" office:value-type="float" office:value="50">
            <text:p>50.000</text:p>
          </table:table-cell>
          <table:table-cell table:formula="of:=[.G96]-[.P96]-[.Q96]-[.R96]" office:value-type="float" office:value="117">
            <text:p>11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67">
            <text:p>0.06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068">
            <text:p>3068.000</text:p>
          </table:table-cell>
          <table:table-cell table:style-name="ce7" office:value-type="float" office:value="93.7817917">
            <text:p>93.782</text:p>
          </table:table-cell>
          <table:table-cell table:style-name="ce16" office:value-type="float" office:value="71">
            <text:p>71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1020">
            <text:p>1020.000</text:p>
          </table:table-cell>
          <table:table-cell table:style-name="ce6" office:value-type="float" office:value="95.5391464">
            <text:p>95.539</text:p>
          </table:table-cell>
          <table:table-cell table:style-name="ce13" office:value-type="float" office:value="74">
            <text:p>74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811">
            <text:p>811.000</text:p>
          </table:table-cell>
          <table:table-cell office:value-type="float" office:value="92.9773941">
            <text:p>92.977</text:p>
          </table:table-cell>
          <table:table-cell table:style-name="ce14" office:value-type="float" office:value="40">
            <text:p>40.000</text:p>
          </table:table-cell>
          <table:table-cell/>
          <table:table-cell table:style-name="ce4" table:formula="of:=[.F101]/[.F100]" office:value-type="float" office:value="1">
            <text:p>1.000</text:p>
          </table:table-cell>
          <table:table-cell table:formula="of:=[.G101]/[.G100]" office:value-type="float" office:value="0.795">
            <text:p>0.795</text:p>
          </table:table-cell>
          <table:table-cell table:formula="of:=[.H101]/[.H100]" office:value-type="float" office:value="0.973">
            <text:p>0.973</text:p>
          </table:table-cell>
          <table:table-cell table:style-name="ce14" table:formula="of:=[.I101]/[.I100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.052</text:p>
          </table:table-cell>
          <table:table-cell office:value-type="float" office:value="32838">
            <text:p>32838.000</text:p>
          </table:table-cell>
          <table:table-cell office:value-type="float" office:value="98.4680328">
            <text:p>98.468</text:p>
          </table:table-cell>
          <table:table-cell table:style-name="ce14" office:value-type="float" office:value="79">
            <text:p>79.000</text:p>
          </table:table-cell>
          <table:table-cell/>
          <table:table-cell table:style-name="ce4" table:formula="of:=[.F102]/[.F100]" office:value-type="float" office:value="17.333">
            <text:p>17.333</text:p>
          </table:table-cell>
          <table:table-cell table:formula="of:=[.G102]/[.G100]" office:value-type="float" office:value="32.194">
            <text:p>32.194</text:p>
          </table:table-cell>
          <table:table-cell table:formula="of:=[.H102]/[.H100]" office:value-type="float" office:value="1.031">
            <text:p>1.031</text:p>
          </table:table-cell>
          <table:table-cell table:style-name="ce14" table:formula="of:=[.I102]/[.I100]" office:value-type="float" office:value="1.068">
            <text:p>1.068</text:p>
          </table:table-cell>
          <table:table-cell/>
          <table:table-cell/>
          <table:table-cell table:formula="of:= 103979 - [.P102]" office:value-type="float" office:value="103979">
            <text:p>103979.000</text:p>
          </table:table-cell>
          <table:table-cell table:formula="of:= 105429 - [.P102] - [.Q102]" office:value-type="float" office:value="1450">
            <text:p>1450.000</text:p>
          </table:table-cell>
          <table:table-cell table:formula="of:= [.G102] - [.P102] - [.Q102] - [.R102]" office:value-type="float" office:value="-72591">
            <text:p>-72591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2863">
            <text:p>2863.000</text:p>
          </table:table-cell>
          <table:table-cell table:style-name="ce7" office:value-type="float" office:value="95.5391464">
            <text:p>95.539</text:p>
          </table:table-cell>
          <table:table-cell table:style-name="ce16" office:value-type="float" office:value="74">
            <text:p>74.000</text:p>
          </table:table-cell>
          <table:table-cell/>
          <table:table-cell table:style-name="ce5" table:formula="of:=[.F104]/[.F100]" office:value-type="float" office:value="1.667">
            <text:p>1.667</text:p>
          </table:table-cell>
          <table:table-cell table:style-name="ce7" table:formula="of:=[.G104]/[.G100]" office:value-type="float" office:value="2.807">
            <text:p>2.807</text:p>
          </table:table-cell>
          <table:table-cell table:style-name="ce7" table:formula="of:=[.H104]/[.H100]" office:value-type="float" office:value="1">
            <text:p>1.000</text:p>
          </table:table-cell>
          <table:table-cell table:style-name="ce16" table:formula="of:=[.I104]/[.I10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935">
            <text:p>935.000</text:p>
          </table:table-cell>
          <table:table-cell table:style-name="ce7" office:value-type="float" office:value="96.7107239">
            <text:p>96.711</text:p>
          </table:table-cell>
          <table:table-cell table:style-name="ce16" office:value-type="float" office:value="76">
            <text:p>76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94.4431992">
            <text:p>94.443</text:p>
          </table:table-cell>
          <table:table-cell table:style-name="ce16" office:value-type="float" office:value="46">
            <text:p>46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.054</text:p>
          </table:table-cell>
          <table:table-cell table:style-name="ce7" office:value-type="float" office:value="33634">
            <text:p>33634.000</text:p>
          </table:table-cell>
          <table:table-cell table:style-name="ce7" office:value-type="float" office:value="100.811172">
            <text:p>100.811</text:p>
          </table:table-cell>
          <table:table-cell table:style-name="ce16" office:value-type="float" office:value="83">
            <text:p>83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32630">
            <text:p>32630.000</text:p>
          </table:table-cell>
          <table:table-cell table:formula="of:=33376-[.P108]" office:value-type="float" office:value="746">
            <text:p>746.000</text:p>
          </table:table-cell>
          <table:table-cell table:formula="of:=33466 - [.P108]-[.Q108]" office:value-type="float" office:value="90">
            <text:p>90.000</text:p>
          </table:table-cell>
          <table:table-cell table:formula="of:=[.G108]-[.P108]-[.Q108]-[.R108]" office:value-type="float" office:value="168">
            <text:p>16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49">
            <text:p>0.04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659">
            <text:p>2659.000</text:p>
          </table:table-cell>
          <table:table-cell table:style-name="ce7" office:value-type="float" office:value="96.7107239">
            <text:p>96.711</text:p>
          </table:table-cell>
          <table:table-cell table:style-name="ce16" office:value-type="float" office:value="76">
            <text:p>76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625">
            <text:p>625.000</text:p>
          </table:table-cell>
          <table:table-cell table:style-name="ce6" office:value-type="float" office:value="98.3675842">
            <text:p>98.368</text:p>
          </table:table-cell>
          <table:table-cell table:style-name="ce13" office:value-type="float" office:value="76">
            <text:p>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547">
            <text:p>547.000</text:p>
          </table:table-cell>
          <table:table-cell office:value-type="float" office:value="96.200676">
            <text:p>96.201</text:p>
          </table:table-cell>
          <table:table-cell table:style-name="ce14" office:value-type="float" office:value="48">
            <text:p>48.000</text:p>
          </table:table-cell>
          <table:table-cell/>
          <table:table-cell table:style-name="ce4" table:formula="of:=[.F113]/[.F112]" office:value-type="float" office:value="1.5">
            <text:p>1.500</text:p>
          </table:table-cell>
          <table:table-cell table:formula="of:=[.G113]/[.G112]" office:value-type="float" office:value="0.875">
            <text:p>0.875</text:p>
          </table:table-cell>
          <table:table-cell table:formula="of:=[.H113]/[.H112]" office:value-type="float" office:value="0.978">
            <text:p>0.978</text:p>
          </table:table-cell>
          <table:table-cell table:style-name="ce14" table:formula="of:=[.I113]/[.I112]" office:value-type="float" office:value="0.632">
            <text:p>0.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.049</text:p>
          </table:table-cell>
          <table:table-cell office:value-type="float" office:value="33232">
            <text:p>33232.000</text:p>
          </table:table-cell>
          <table:table-cell office:value-type="float" office:value="107.639603">
            <text:p>107.640</text:p>
          </table:table-cell>
          <table:table-cell table:style-name="ce14" office:value-type="float" office:value="89">
            <text:p>89.000</text:p>
          </table:table-cell>
          <table:table-cell/>
          <table:table-cell table:style-name="ce4" table:formula="of:=[.F114]/[.F112]" office:value-type="float" office:value="24.5">
            <text:p>24.500</text:p>
          </table:table-cell>
          <table:table-cell table:formula="of:=[.G114]/[.G112]" office:value-type="float" office:value="53.171">
            <text:p>53.171</text:p>
          </table:table-cell>
          <table:table-cell table:formula="of:=[.H114]/[.H112]" office:value-type="float" office:value="1.094">
            <text:p>1.094</text:p>
          </table:table-cell>
          <table:table-cell table:style-name="ce14" table:formula="of:=[.I114]/[.I112]" office:value-type="float" office:value="1.171">
            <text:p>1.171</text:p>
          </table:table-cell>
          <table:table-cell/>
          <table:table-cell/>
          <table:table-cell table:formula="of:= 103979 - [.P114]" office:value-type="float" office:value="103979">
            <text:p>103979.000</text:p>
          </table:table-cell>
          <table:table-cell table:formula="of:= 105429 - [.P114] - [.Q114]" office:value-type="float" office:value="1450">
            <text:p>1450.000</text:p>
          </table:table-cell>
          <table:table-cell table:formula="of:= [.G114] - [.P114] - [.Q114] - [.R114]" office:value-type="float" office:value="-72197">
            <text:p>-721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435">
            <text:p>2435.000</text:p>
          </table:table-cell>
          <table:table-cell table:style-name="ce7" office:value-type="float" office:value="98.3675842">
            <text:p>98.368</text:p>
          </table:table-cell>
          <table:table-cell table:style-name="ce16" office:value-type="float" office:value="76">
            <text:p>76.000</text:p>
          </table:table-cell>
          <table:table-cell/>
          <table:table-cell table:style-name="ce5" table:formula="of:=[.F116]/[.F112]" office:value-type="float" office:value="2">
            <text:p>2.000</text:p>
          </table:table-cell>
          <table:table-cell table:style-name="ce7" table:formula="of:=[.G116]/[.G112]" office:value-type="float" office:value="3.896">
            <text:p>3.896</text:p>
          </table:table-cell>
          <table:table-cell table:style-name="ce7" table:formula="of:=[.H116]/[.H112]" office:value-type="float" office:value="1">
            <text:p>1.000</text:p>
          </table:table-cell>
          <table:table-cell table:style-name="ce16" table:formula="of:=[.I116]/[.I11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.002</text:p>
          </table:table-cell>
          <table:table-cell office:value-type="float" office:value="719">
            <text:p>719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.002</text:p>
          </table:table-cell>
          <table:table-cell office:value-type="float" office:value="629">
            <text:p>629.000</text:p>
          </table:table-cell>
          <table:table-cell office:value-type="float" office:value="97.7161484">
            <text:p>97.716</text:p>
          </table:table-cell>
          <table:table-cell office:value-type="float" office:value="49">
            <text:p>49.000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.038</text:p>
          </table:table-cell>
          <table:table-cell office:value-type="float" office:value="22750">
            <text:p>22750.000</text:p>
          </table:table-cell>
          <table:table-cell office:value-type="float" office:value="105.639603">
            <text:p>105.640</text:p>
          </table:table-cell>
          <table:table-cell office:value-type="float" office:value="87">
            <text:p>87.000</text:p>
          </table:table-cell>
          <table:table-cell table:number-columns-repeated="6"/>
          <table:table-cell office:value-type="float" office:value="21779">
            <text:p>21779.000</text:p>
          </table:table-cell>
          <table:table-cell table:formula="of:=22519 -[.P120]" office:value-type="float" office:value="740">
            <text:p>740.000</text:p>
          </table:table-cell>
          <table:table-cell table:formula="of:=22584 - [.P120]-[.Q120]" office:value-type="float" office:value="65">
            <text:p>65.000</text:p>
          </table:table-cell>
          <table:table-cell table:formula="of:=[.G120]-[.P120]-[.Q120]-[.R120]" office:value-type="float" office:value="166">
            <text:p>16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"/>
          <table:table-cell office:value-type="float" office:value="0.033">
            <text:p>0.03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.004</text:p>
          </table:table-cell>
          <table:table-cell office:value-type="float" office:value="2222">
            <text:p>2222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6"/>
          <table:table-cell table:formula="of:=([.L5]+[.L11]+[.L17]+[.L23]+[.L29]+[.L35]+[.L53]+[.L59]+[.L65]+[.L71]+[.L77]+[.L89]+[.L101]+[.L113]) / 14" office:value-type="float" office:value="0.86">
            <text:p>0.860</text:p>
          </table:table-cell>
          <table:table-cell table:formula="of:=([.M5]+[.M11]+[.M17]+[.M23]+[.M29]+[.M35]+[.M53]+[.M59]+[.M65]+[.M71]+[.M77]+[.M89]+[.M101]+[.M113]) / 14" office:value-type="float" office:value="0.97">
            <text:p>0.97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10/05/2016</text:date>, <text:time>12:1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0T12:11:23.78</dc:date>
    <meta:editing-duration>P1DT19H18M1S</meta:editing-duration>
    <meta:editing-cycles>27</meta:editing-cycles>
    <meta:generator>OpenOffice/4.1.1$Win32 OpenOffice.org_project/411m6$Build-9775</meta:generator>
    <meta:document-statistic meta:table-count="3" meta:cell-count="1018" meta:object-count="0"/>
  </office:meta>
</office:document-meta>
</file>